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71pt"/>
    </style:style>
    <style:style style:name="co2" style:family="table-column">
      <style:table-column-properties fo:break-before="auto" style:column-width="22.59pt"/>
    </style:style>
    <style:style style:name="co3" style:family="table-column">
      <style:table-column-properties fo:break-before="auto" style:column-width="105.19pt"/>
    </style:style>
    <style:style style:name="co4" style:family="table-column">
      <style:table-column-properties fo:break-before="auto" style:column-width="89.01pt"/>
    </style:style>
    <style:style style:name="co5" style:family="table-column">
      <style:table-column-properties fo:break-before="auto" style:column-width="110.6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15pt"/>
    </style:style>
    <style:style style:name="co8" style:family="table-column">
      <style:table-column-properties fo:break-before="auto" style:column-width="28.01pt"/>
    </style:style>
    <style:style style:name="co9" style:family="table-column">
      <style:table-column-properties fo:break-before="auto" style:column-width="64.06pt"/>
    </style:style>
    <style:style style:name="co10" style:family="table-column">
      <style:table-column-properties fo:break-before="auto" style:column-width="38.55pt"/>
    </style:style>
    <style:style style:name="co11" style:family="table-column">
      <style:table-column-properties fo:break-before="auto" style:column-width="57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5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ig" table:style-name="ta1">
        <table:shapes>
          <draw:frame draw:z-index="0" draw:style-name="gr1" draw:text-style-name="P1" svg:width="453.86pt" svg:height="255.26pt" svg:x="467.83pt" svg:y="80.56pt">
            <loext:p draw:notify-on-update-of-ranges="big.I4:big.I5 big.K3:big.K3 big.K4:big.K5 big.I4:big.I5 big.L3:big.L3 big.L4:big.L5 big.I4:big.I5 big.M3:big.M3 big.M4:big.M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MM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YY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Ammonia(ppm(mg/L))</text:p>
          </table:table-cell>
          <table:table-cell office:value-type="string" calcext:value-type="string">
            <text:p>Nitrite(ppm(mg/L))</text:p>
          </table:table-cell>
          <table:table-cell office:value-type="string" calcext:value-type="string">
            <text:p>Phosphate(ppm(mg/L))</text:p>
          </table:table-cell>
          <table:table-cell table:number-columns-repeated="2"/>
          <table:table-cell office:value-type="string" calcext:value-type="string">
            <text:p>pH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Number of Data Points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Averag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2016" calcext:value-type="float">
            <text:p>2016</text:p>
          </table:table-cell>
          <table:table-cell table:formula="of:=COUNT([.D2:.D20])" office:value-type="float" office:value="19" calcext:value-type="float">
            <text:p>19</text:p>
          </table:table-cell>
          <table:table-cell table:formula="of:=MIN([.D2:.D20])" office:value-type="float" office:value="7" calcext:value-type="float">
            <text:p>7</text:p>
          </table:table-cell>
          <table:table-cell table:formula="of:=MAX([.D2:.D20])" office:value-type="float" office:value="9" calcext:value-type="float">
            <text:p>9</text:p>
          </table:table-cell>
          <table:table-cell table:style-name="ce2" table:formula="of:=AVERAGE([.D2:.D20])" office:value-type="float" office:value="7.42105263157895" calcext:value-type="float">
            <text:p>7.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7.5" calcext:value-type="float">
            <text:p>7.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2017" calcext:value-type="float">
            <text:p>2017</text:p>
          </table:table-cell>
          <table:table-cell table:formula="of:=COUNT([.D21:.D42])" office:value-type="float" office:value="22" calcext:value-type="float">
            <text:p>22</text:p>
          </table:table-cell>
          <table:table-cell table:formula="of:=MIN([.D21:.D42])" office:value-type="float" office:value="6.5" calcext:value-type="float">
            <text:p>6.5</text:p>
          </table:table-cell>
          <table:table-cell table:formula="of:=MAX([.D21:.D42])" office:value-type="float" office:value="9" calcext:value-type="float">
            <text:p>9</text:p>
          </table:table-cell>
          <table:table-cell table:style-name="ce2" table:formula="of:=AVERAGE([.D21:.D42])" office:value-type="float" office:value="7.63636363636364" calcext:value-type="float">
            <text:p>7.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/>
          <table:table-cell table:number-columns-repeated="3"/>
          <table:table-cell table:style-name="ce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/>
          <table:table-cell table:number-columns-repeated="3"/>
          <table:table-cell table:style-name="ce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7.5" calcext:value-type="float">
            <text:p>7.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7.5" calcext:value-type="float">
            <text:p>7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.5" calcext:value-type="float">
            <text:p>7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7.5" calcext:value-type="float">
            <text:p>7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7.5" calcext:value-type="float">
            <text:p>7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7.5" calcext:value-type="float">
            <text:p>7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7.5" calcext:value-type="float">
            <text:p>7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7.5" calcext:value-type="float">
            <text:p>7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7.5" calcext:value-type="float">
            <text:p>7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7.5" calcext:value-type="float">
            <text:p>7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7.5" calcext:value-type="float">
            <text:p>7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6.5" calcext:value-type="float">
            <text:p>6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7.5" calcext:value-type="float">
            <text:p>7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.5" calcext:value-type="float">
            <text:p>7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6.5" calcext:value-type="float">
            <text:p>6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</table:table>
      <table:table table:name="small" table:style-name="ta1">
        <table:shapes>
          <draw:frame draw:z-index="0" draw:style-name="gr1" draw:text-style-name="P1" svg:width="453.94pt" svg:height="255.26pt" svg:x="467.18pt" svg:y="102.39pt">
            <loext:p draw:notify-on-update-of-ranges="small.I4:small.I7 small.K3:small.K3 small.K4:small.K7 small.I4:small.I7 small.L3:small.L3 small.L4:small.L7 small.I4:small.I7 small.M3:small.M3 small.M4:small.M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9" table:default-cell-style-name="Default"/>
        <table:table-column table:style-name="co6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M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YY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Ammonia(ppm(mg/L))</text:p>
          </table:table-cell>
          <table:table-cell office:value-type="string" calcext:value-type="string">
            <text:p>Nitrite(ppm(mg/L))</text:p>
          </table:table-cell>
          <table:table-cell office:value-type="string" calcext:value-type="string">
            <text:p>Phosphate(ppm(mg/L))</text:p>
          </table:table-cell>
          <table:table-cell table:number-columns-repeated="2"/>
          <table:table-cell office:value-type="string" calcext:value-type="string">
            <text:p>pH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6.5" calcext:value-type="float">
            <text:p>6.5</text:p>
          </table:table-cell>
          <table:table-cell table:number-columns-repeated="3" office:value-type="string" calcext:value-type="string">
            <text:p>NA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style-name="ce1" office:value-type="string" calcext:value-type="string">
            <text:p>Number of Data Points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Averag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" office:value-type="float" office:value="2014" calcext:value-type="float">
            <text:p>2014</text:p>
          </table:table-cell>
          <table:table-cell table:formula="of:=COUNT([.D2:.D7])" office:value-type="float" office:value="6" calcext:value-type="float">
            <text:p>6</text:p>
          </table:table-cell>
          <table:table-cell table:formula="of:=MIN([.D2:.D7])" office:value-type="float" office:value="6.5" calcext:value-type="float">
            <text:p>6.5</text:p>
          </table:table-cell>
          <table:table-cell table:formula="of:=MAX([.D2:.D7])" office:value-type="float" office:value="7" calcext:value-type="float">
            <text:p>7</text:p>
          </table:table-cell>
          <table:table-cell table:style-name="ce2" table:formula="of:=AVERAGE([.D2:.D7])" office:value-type="float" office:value="6.58333333333333" calcext:value-type="float">
            <text:p>6.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/>
          <table:table-cell table:style-name="ce1" office:value-type="float" office:value="2015" calcext:value-type="float">
            <text:p>2015</text:p>
          </table:table-cell>
          <table:table-cell table:formula="of:=COUNT([.D8:.D32])" office:value-type="float" office:value="24" calcext:value-type="float">
            <text:p>24</text:p>
          </table:table-cell>
          <table:table-cell table:formula="of:=MIN([.D8:.D32])" office:value-type="float" office:value="5" calcext:value-type="float">
            <text:p>5</text:p>
          </table:table-cell>
          <table:table-cell table:formula="of:=MAX([.D8:.D32])" office:value-type="float" office:value="9" calcext:value-type="float">
            <text:p>9</text:p>
          </table:table-cell>
          <table:table-cell table:style-name="ce2" table:formula="of:=AVERAGE([.D8:.D32])" office:value-type="float" office:value="6.80208333333333" calcext:value-type="float">
            <text:p>6.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6.5" calcext:value-type="float">
            <text:p>6.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2016" calcext:value-type="float">
            <text:p>2016</text:p>
          </table:table-cell>
          <table:table-cell table:formula="of:=COUNT([.D33:.D51])" office:value-type="float" office:value="19" calcext:value-type="float">
            <text:p>19</text:p>
          </table:table-cell>
          <table:table-cell table:formula="of:=MIN([.D33:.D51])" office:value-type="float" office:value="6" calcext:value-type="float">
            <text:p>6</text:p>
          </table:table-cell>
          <table:table-cell table:formula="of:=MAX([.D33:.D51])" office:value-type="float" office:value="7.5" calcext:value-type="float">
            <text:p>7.5</text:p>
          </table:table-cell>
          <table:table-cell table:style-name="ce2" table:formula="of:=AVERAGE([.D33:.D51])" office:value-type="float" office:value="6.94736842105263" calcext:value-type="float">
            <text:p>6.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/>
          <table:table-cell table:style-name="ce1" office:value-type="float" office:value="2017" calcext:value-type="float">
            <text:p>2017</text:p>
          </table:table-cell>
          <table:table-cell table:formula="of:=COUNT([.D52:.D73])" office:value-type="float" office:value="22" calcext:value-type="float">
            <text:p>22</text:p>
          </table:table-cell>
          <table:table-cell table:formula="of:=MIN([.D52:.D73])" office:value-type="float" office:value="6.5" calcext:value-type="float">
            <text:p>6.5</text:p>
          </table:table-cell>
          <table:table-cell table:formula="of:=MAX([.D52:.D73])" office:value-type="float" office:value="8" calcext:value-type="float">
            <text:p>8</text:p>
          </table:table-cell>
          <table:table-cell table:style-name="ce2" table:formula="of:=AVERAGE([.D52:.D73])" office:value-type="float" office:value="7.06818181818182" calcext:value-type="float">
            <text:p>7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.5" calcext:value-type="float">
            <text:p>7.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string" calcext:value-type="string">
            <text:p>NA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.5" calcext:value-type="float">
            <text:p>7.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6.5" calcext:value-type="float">
            <text:p>6.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.5" calcext:value-type="float">
            <text:p>6.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6.5" calcext:value-type="float">
            <text:p>6.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7.5" calcext:value-type="float">
            <text:p>7.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7.5" calcext:value-type="float">
            <text:p>7.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6.5" calcext:value-type="float">
            <text:p>6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6.5" calcext:value-type="float">
            <text:p>6.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.5" calcext:value-type="float">
            <text:p>7.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7.5" calcext:value-type="float">
            <text:p>7.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7.5" calcext:value-type="float">
            <text:p>7.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6.5" calcext:value-type="float">
            <text:p>6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6.5" calcext:value-type="float">
            <text:p>6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7.5" calcext:value-type="float">
            <text:p>7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6.5" calcext:value-type="float">
            <text:p>6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6.5" calcext:value-type="float">
            <text:p>6.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</table:table>
      <table:named-expressions/>
      <table:database-ranges>
        <table:database-range table:name="__Anonymous_Sheet_DB__1" table:target-range-address="small.A1:small.H7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5" loext:min-decimal-places="15" number:min-integer-digits="1"/>
    </number:number-style>
    <number:number-style style:name="N125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1">00/00/0000</text:date>, <text:time style:data-style-name="N2" text:time-value="14:36:50.4811549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3.2$Linux_X86_64 LibreOffice_project/30m0$Build-2</meta:generator>
    <dc:date>2017-09-11T16:11:09.143727889</dc:date>
    <dc:creator>Svetlana Belkin</dc:creator>
    <meta:editing-duration>PT1H50M11S</meta:editing-duration>
    <meta:editing-cycles>37</meta:editing-cycles>
    <meta:document-statistic meta:table-count="2" meta:cell-count="84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014" chart:maximum="2017" chart:origin="0" chart:interval-major="1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5" chart:maximum="9" chart:origin="0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25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5cm" svg:height="9.006cm" xlink:href=".." xlink:type="simple" chart:class="chart:scatter" chart:style-name="ch1">
        <chart:legend chart:legend-position="end" svg:x="12.184cm" svg:y="3.563cm" style:legend-expansion="high" chart:style-name="ch2"/>
        <chart:plot-area chart:style-name="ch3" table:cell-range-address="small.I4:small.I7 small.K3:small.M7" chart:data-source-has-labels="row" svg:x="1.279cm" svg:y="0.18cm" svg:width="10.585cm" svg:height="7.717cm">
          <chartooo:coordinate-region svg:x="2.006cm" svg:y="0.353cm" svg:width="9.486cm" svg:height="6.95cm"/>
          <chart:axis chart:dimension="x" chart:name="primary-x" chart:style-name="ch4">
            <chart:title svg:x="6.183cm" svg:y="8.077cm" chart:style-name="ch5">
              <text:p>Year</text:p>
            </chart:title>
          </chart:axis>
          <chart:axis chart:dimension="y" chart:name="primary-y" chart:style-name="ch6">
            <chart:title svg:x="0.451cm" svg:y="4.307cm" chart:style-name="ch7">
              <text:p>pH</text:p>
            </chart:title>
            <chart:grid chart:style-name="ch8" chart:class="major"/>
          </chart:axis>
          <chart:series chart:style-name="ch9" chart:values-cell-range-address="small.K4:small.K7" chart:label-cell-address="small.K3:small.K3" chart:class="chart:scatter">
            <chart:domain table:cell-range-address="small.I4:small.I7"/>
            <chart:data-point chart:repeated="4"/>
          </chart:series>
          <chart:series chart:style-name="ch10" chart:values-cell-range-address="small.L4:small.L7" chart:label-cell-address="small.L3:small.L3" chart:class="chart:scatter">
            <chart:data-point chart:repeated="4"/>
          </chart:series>
          <chart:series chart:style-name="ch11" chart:values-cell-range-address="small.M4:small.M7" chart:label-cell-address="small.M3:small.M3" chart:class="chart:scatter">
            <chart:regression-curve chart:style-name="ch12"/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Min</text:p>
                <draw:g>
                  <svg:desc>small.K3:small.K3</svg:desc>
                </draw:g>
              </table:table-cell>
              <table:table-cell office:value-type="string">
                <text:p>Max</text:p>
                <draw:g>
                  <svg:desc>small.L3:small.L3</svg:desc>
                </draw:g>
              </table:table-cell>
              <table:table-cell office:value-type="string">
                <text:p>Average</text:p>
                <draw:g>
                  <svg:desc>small.M3:small.M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small.I4:small.I7</svg:desc>
                </draw:g>
              </table:table-cell>
              <table:table-cell office:value-type="float" office:value="6.5">
                <text:p>6.5</text:p>
                <draw:g>
                  <svg:desc>small.K4:small.K7</svg:desc>
                </draw:g>
              </table:table-cell>
              <table:table-cell office:value-type="float" office:value="7">
                <text:p>7</text:p>
                <draw:g>
                  <svg:desc>small.L4:small.L7</svg:desc>
                </draw:g>
              </table:table-cell>
              <table:table-cell office:value-type="float" office:value="6.58333333333333">
                <text:p>6.58333333333333</text:p>
                <draw:g>
                  <svg:desc>small.M4:small.M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6.80208333333333">
                <text:p>6.80208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6.94736842105263">
                <text:p>6.947368421052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7.06818181818182">
                <text:p>7.068181818181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016" chart:maximum="2017" chart:origin="0" chart:interval-major="1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6" chart:maximum="9" chart:origin="0" chart:interval-major="0.5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25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2cm" svg:height="9.006cm" xlink:href=".." xlink:type="simple" chart:class="chart:scatter" chart:style-name="ch1">
        <chart:legend chart:legend-position="end" svg:x="12.181cm" svg:y="3.563cm" style:legend-expansion="high" chart:style-name="ch2"/>
        <chart:plot-area chart:style-name="ch3" table:cell-range-address="big.I4:big.I5 big.K3:big.M5" chart:data-source-has-labels="row" svg:x="1.279cm" svg:y="0.18cm" svg:width="10.582cm" svg:height="7.717cm">
          <chartooo:coordinate-region svg:x="2.006cm" svg:y="0.353cm" svg:width="9.483cm" svg:height="6.95cm"/>
          <chart:axis chart:dimension="x" chart:name="primary-x" chart:style-name="ch4">
            <chart:title svg:x="6.182cm" svg:y="8.077cm" chart:style-name="ch5">
              <text:p>Year</text:p>
            </chart:title>
          </chart:axis>
          <chart:axis chart:dimension="y" chart:name="primary-y" chart:style-name="ch6">
            <chart:title svg:x="0.451cm" svg:y="4.307cm" chart:style-name="ch7">
              <text:p>pH</text:p>
            </chart:title>
            <chart:grid chart:style-name="ch8" chart:class="major"/>
          </chart:axis>
          <chart:series chart:style-name="ch9" chart:values-cell-range-address="big.K4:big.K5" chart:label-cell-address="big.K3:big.K3" chart:class="chart:scatter">
            <chart:domain table:cell-range-address="big.I4:big.I5"/>
            <chart:data-point chart:repeated="2"/>
          </chart:series>
          <chart:series chart:style-name="ch10" chart:values-cell-range-address="big.L4:big.L5" chart:label-cell-address="big.L3:big.L3" chart:class="chart:scatter">
            <chart:data-point chart:repeated="2"/>
          </chart:series>
          <chart:series chart:style-name="ch11" chart:values-cell-range-address="big.M4:big.M5" chart:label-cell-address="big.M3:big.M3" chart:class="chart:scatter">
            <chart:regression-curve chart:style-name="ch12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Min</text:p>
                <draw:g>
                  <svg:desc>big.K3:big.K3</svg:desc>
                </draw:g>
              </table:table-cell>
              <table:table-cell office:value-type="string">
                <text:p>Max</text:p>
                <draw:g>
                  <svg:desc>big.L3:big.L3</svg:desc>
                </draw:g>
              </table:table-cell>
              <table:table-cell office:value-type="string">
                <text:p>Average</text:p>
                <draw:g>
                  <svg:desc>big.M3:big.M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6">
                <text:p>2016</text:p>
                <draw:g>
                  <svg:desc>big.I4:big.I5</svg:desc>
                </draw:g>
              </table:table-cell>
              <table:table-cell office:value-type="float" office:value="7">
                <text:p>7</text:p>
                <draw:g>
                  <svg:desc>big.K4:big.K5</svg:desc>
                </draw:g>
              </table:table-cell>
              <table:table-cell office:value-type="float" office:value="9">
                <text:p>9</text:p>
                <draw:g>
                  <svg:desc>big.L4:big.L5</svg:desc>
                </draw:g>
              </table:table-cell>
              <table:table-cell office:value-type="float" office:value="7.42105263157895">
                <text:p>7.42105263157895</text:p>
                <draw:g>
                  <svg:desc>big.M4:big.M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7">
                <text:p>2017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63636363636364">
                <text:p>7.636363636363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